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rsid="0018ceac" officeooo:paragraph-rsid="0018ceac"/>
    </style:style>
    <style:style style:name="P3" style:family="paragraph" style:parent-style-name="Text_20_body" style:list-style-name="L1">
      <style:text-properties officeooo:rsid="0027aa75" officeooo:paragraph-rsid="0027aa75"/>
    </style:style>
    <style:style style:name="T1" style:family="text">
      <style:text-properties officeooo:rsid="001a3b65"/>
    </style:style>
    <style:style style:name="T2" style:family="text">
      <style:text-properties officeooo:rsid="001befa7"/>
    </style:style>
    <style:style style:name="T3" style:family="text">
      <style:text-properties officeooo:rsid="001bfba0"/>
    </style:style>
    <style:style style:name="T4" style:family="text">
      <style:text-properties officeooo:rsid="0023ab76"/>
    </style:style>
    <style:style style:name="T5" style:family="text">
      <style:text-properties officeooo:rsid="0025186e"/>
    </style:style>
    <style:style style:name="T6" style:family="text">
      <style:text-properties officeooo:rsid="0028f497"/>
    </style:style>
    <style:style style:name="T7" style:family="text">
      <style:text-properties officeooo:rsid="00292cfb"/>
    </style:style>
    <style:style style:name="T8" style:family="text">
      <style:text-properties officeooo:rsid="002ae96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1 Peter 4:12-19</text:h>
      <text:h text:style-name="Heading_20_2" text:outline-level="2"><text:bookmark text:name="en-GNT-33480"/>Suffering as a Christian</text:h>
      <text:list xml:id="list3587082117" text:style-name="L1">
        <text:list-item>
          <text:p text:style-name="P1">My dear friends, do not be surprised at the painful test you are suffering, as though something unusual were happening to you. <text:bookmark text:name="en-GNT-33481"/>Rather be glad that you are sharing Christ's sufferings, so that you may be full of joy when his glory is revealed. <text:bookmark text:name="en-GNT-33482"/>Happy are you if you are insulted because you are Christ's followers; this means that the glorious Spirit, the Spirit of God, is resting on you. <text:bookmark text:name="en-GNT-33483"/>If you suffer, it must not be because you are a murderer or a thief or a criminal or a meddler in other people's affairs. <text:bookmark text:name="en-GNT-33484"/>However, if you suffer because you are a Christian, don't be ashamed of it, but thank God that you bear Christ's name.<text:bookmark text:name="en-GNT-33485"/> The time has come for judgment to begin, and God's own people are the first to be judged. If it starts with us, how will it end with those who do not believe the Good News from God? <text:bookmark text:name="en-GNT-33486"/>As the scripture says, “It is difficult for good people to be saved; what, then, will become of godless sinners?”<text:bookmark text:name="en-GNT-33487"/> So then, those who suffer because it is God's will for them, should by their good actions trust themselves completely to their Creator, who always keeps his promise.</text:p>
        </text:list-item>
        <text:list-item>
          <text:p text:style-name="P2">It shouldn’t be a surprise when <text:span text:style-name="T3">us</text:span> christian<text:span text:style-name="T3">s</text:span> suffer for our faith, rather we should be glad to be sharing Christs sufferings as they bring joy and glory when God’s glory is revealed. <text:span text:style-name="T1">When we’re insulted for Christs sake it means the glorious spirit of God is resting on us. </text:span><text:span text:style-name="T2">This messages </text:span><text:span text:style-name="T7">aims</text:span><text:span text:style-name="T2"> to change our perspective on what is means to suffer for Christ </text:span><text:span text:style-name="T4">and</text:span><text:span text:style-name="T2"> also </text:span><text:span text:style-name="T5">encouraging us to endure and be firm in the Lord till </text:span><text:span text:style-name="T8">he</text:span><text:span text:style-name="T5"> is revealed.</text:span></text:p>
        </text:list-item>
        <text:list-item>
          <text:p text:style-name="P3">God is good and he keeps his promises, <text:span text:style-name="T6">hence, we should completely trust ourselves to him.</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4T10:15:06.683307558</meta:creation-date>
    <dc:date>2022-05-06T07:19:58.283578721</dc:date>
    <meta:editing-duration>PT18M14S</meta:editing-duration>
    <meta:editing-cycles>12</meta:editing-cycles>
    <meta:generator>LibreOffice/6.4.7.2$Linux_X86_64 LibreOffice_project/40$Build-2</meta:generator>
    <meta:document-statistic meta:table-count="0" meta:image-count="0" meta:object-count="0" meta:page-count="1" meta:paragraph-count="5" meta:word-count="310" meta:character-count="1658" meta:non-whitespace-character-count="1356"/>
  </office:meta>
</office:document-meta>
</file>